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D30000020DFEC7420F0.svm"/>
  <manifest:file-entry manifest:media-type="" manifest:full-path="Pictures/2000000900002FF60000161FA036568D.svm"/>
  <manifest:file-entry manifest:media-type="" manifest:full-path="Pictures/20000009000041D700002909A519C4B3.svm"/>
  <manifest:file-entry manifest:media-type="" manifest:full-path="Pictures/2000018000003CD80000385A5FAA798C.svm"/>
  <manifest:file-entry manifest:media-type="" manifest:full-path="Pictures/20000009000041F100002ACB8F82D0FA.svm"/>
  <manifest:file-entry manifest:media-type="" manifest:full-path="Pictures/2000104F00003CD80000385A2F30ECB3.svm"/>
  <manifest:file-entry manifest:media-type="" manifest:full-path="Pictures/20000009000028D4000003003D8F13A2.svm"/>
  <manifest:file-entry manifest:media-type="" manifest:full-path="Pictures/20000009000041380000230AF06CB880.svm"/>
  <manifest:file-entry manifest:media-type="" manifest:full-path="Pictures/200000090000200B00000EE37BCD1A7E.svm"/>
  <manifest:file-entry manifest:media-type="" manifest:full-path="Pictures/20000009000048F900002536FE4D6FB4.svm"/>
  <manifest:file-entry manifest:media-type="" manifest:full-path="Pictures/20000FC200003CD80000385A82344751.svm"/>
  <manifest:file-entry manifest:media-type="" manifest:full-path="Pictures/200013B000003CD80000385A8BD1E131.svm"/>
  <manifest:file-entry manifest:media-type="" manifest:full-path="Pictures/200000090000126700000511F81AEDC4.svm"/>
  <manifest:file-entry manifest:media-type="" manifest:full-path="Pictures/200000090000394300001CBC41E4C798.svm"/>
  <manifest:file-entry manifest:media-type="" manifest:full-path="Pictures/2000000900002AE5000001C3025F6BD6.svm"/>
  <manifest:file-entry manifest:media-type="" manifest:full-path="Pictures/20000009000029A80000039F32D07519.svm"/>
  <manifest:file-entry manifest:media-type="" manifest:full-path="Pictures/20000009000029C2000001C39A316C9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loext:contextual-spacing="false" fo:margin-top="0cm" fo:margin-bottom="0.101cm" fo:text-align="justify" style:justify-single-word="false"/>
    </style:style>
    <style:style style:name="P9" style:family="paragraph" style:parent-style-name="Standard">
      <style:paragraph-properties loext:contextual-spacing="false" fo:margin-top="0cm" fo:margin-bottom="0.101cm" fo:text-align="start" style:justify-single-word="false"/>
    </style:style>
    <style:style style:name="P10" style:family="paragraph" style:parent-style-name="Standard">
      <style:paragraph-properties loext:contextual-spacing="false" fo:margin-left="0cm" fo:margin-right="0cm" fo:margin-top="0cm" fo:margin-bottom="0.101cm" fo:text-align="justify" style:justify-single-word="false" fo:text-indent="0cm" style:auto-text-indent="false" fo:background-color="transparent">
        <style:tab-stops/>
        <style:background-image/>
      </style:paragraph-properties>
      <style:text-properties fo:font-size="14pt" fo:font-weight="normal" style:font-size-asian="14pt" style:font-weight-asian="normal" style:font-size-complex="14pt" style:font-weight-complex="normal"/>
    </style:style>
    <style:style style:name="P11" style:family="paragraph" style:parent-style-name="Standard">
      <style:paragraph-properties loext:contextual-spacing="false" fo:margin-left="0cm" fo:margin-right="0cm" fo:margin-top="0cm" fo:margin-bottom="0.101cm" fo:text-align="justify" style:justify-single-word="false" fo:text-indent="0cm" style:auto-text-indent="false" fo:background-color="transparent">
        <style:tab-stops/>
        <style:background-image/>
      </style:paragraph-properties>
    </style:style>
    <style:style style:name="P12" style:family="paragraph" style:parent-style-name="Heading_20_1">
      <style:paragraph-properties fo:text-align="center" style:justify-single-word="false"/>
      <style:text-properties fo:font-size="20pt" style:font-size-asian="20pt" style:font-size-complex="20pt"/>
    </style:style>
    <style:style style:name="P13" style:family="paragraph" style:parent-style-name="Heading_20_1">
      <style:paragraph-properties fo:text-align="start" style:justify-single-word="false"/>
      <style:text-properties fo:font-size="20pt" fo:font-weight="normal" style:font-size-asian="20pt" style:font-weight-asian="normal" style:font-size-complex="20pt" style:font-weight-complex="normal"/>
    </style:style>
    <style:style style:name="P14" style:family="paragraph" style:parent-style-name="Subtitle" style:master-page-name="">
      <style:paragraph-properties loext:contextual-spacing="false" fo:margin-top="0.199cm" fo:margin-bottom="0.499cm" style:page-number="auto"/>
    </style:style>
    <style:style style:name="P15" style:family="paragraph" style:parent-style-name="Standard" style:list-style-name="L1">
      <style:paragraph-properties fo:text-align="center" style:justify-single-word="false"/>
      <style:text-properties fo:font-size="14pt" style:font-size-asian="14pt" style:font-size-complex="14pt"/>
    </style:style>
    <style:style style:name="P16" style:family="paragraph" style:parent-style-name="Standard" style:list-style-name="L3">
      <style:paragraph-properties fo:text-align="start" style:justify-single-word="false"/>
      <style:text-properties fo:font-size="20pt" style:font-size-asian="20pt" style:font-size-complex="20pt"/>
    </style:style>
    <style:style style:name="P17" style:family="paragraph" style:parent-style-name="Standard" style:list-style-name="L4">
      <style:paragraph-properties fo:text-align="start" style:justify-single-word="false"/>
    </style:style>
    <style:style style:name="P18" style:family="paragraph" style:parent-style-name="Standard" style:list-style-name="L5">
      <style:paragraph-properties fo:text-align="start" style:justify-single-word="false"/>
    </style:style>
    <style:style style:name="P19" style:family="paragraph" style:parent-style-name="Text_20_body">
      <style:paragraph-properties fo:text-align="center" style:justify-single-word="false"/>
      <style:text-properties fo:font-size="30pt" style:text-underline-style="solid" style:text-underline-width="auto" style:text-underline-color="font-color" style:font-size-asian="30pt" style:font-size-complex="30pt"/>
    </style:style>
    <style:style style:name="P20" style:family="paragraph" style:parent-style-name="Text_20_body" style:list-style-name="L2">
      <style:paragraph-properties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ita azeddine<text:tab/>Bertolotti matteo</text:p>
      <text:p text:style-name="P19">TP4 Débit</text:p>
      <text:h text:style-name="P13" text:outline-level="1">I. Préparation</text:h>
      <text:p text:style-name="P1"><text:span text:style-name="T1">1.<text:tab/>Compléter le schéma TI pour faire apparaître la boucle de régulation.</text:span> </text:p>
      <text:list xml:id="list34684100" text:style-name="L1">
        <text:list-item>
          <text:p text:style-name="P15"><draw:frame draw:style-name="fr1" draw:name="images1" text:anchor-type="paragraph" svg:x="0.291cm" svg:y="0.318cm" svg:width="16.312cm" svg:height="8.23cm" draw:z-index="0"><draw:image xlink:href="Pictures/20000009000041380000230AF06CB880.svm" xlink:type="simple" xlink:show="embed" xlink:actuate="onLoad"/></draw:frame>Donner le nom de la grandeur réglée, réglante et d'une grandeur perturbatrice. Placer ces grandeurs sur le schéma TI.</text:p>
        </text:list-item>
        <text:list-item>
          <text:p text:style-name="P15"/>
        </text:list-item>
      </text:list>
      <text:p text:style-name="P4">Grandeur réglée : pression dans la cuve</text:p>
      <text:p text:style-name="P4">Grandeur réglante: Débit entrant</text:p>
      <text:p text:style-name="P4">Grandeur perturbatrice : Débit sortant</text:p>
      <text:p text:style-name="P4"><draw:frame draw:style-name="fr1" draw:name="images2" text:anchor-type="paragraph" svg:x="1.879cm" svg:y="0.125cm" svg:width="13.582cm" svg:height="7.701cm" draw:z-index="1"><draw:image xlink:href="Pictures/20000009000048F900002536FE4D6FB4.svm" xlink:type="simple" xlink:show="embed" xlink:actuate="onLoad"/></draw:frame></text:p>
      <text:p text:style-name="P4"/>
      <text:p text:style-name="P4"><text:soft-page-break/></text:p>
      <text:p text:style-name="P4"/>
      <text:p text:style-name="P4"/>
      <text:list xml:id="list34694241" text:continue-numbering="true" text:style-name="L1">
        <text:list-header>
          <text:p text:style-name="P15">3.<text:tab/>Donner et procéder au câblage du régulateur, pour un fonctionnement en régulation de débit.</text:p>
        </text:list-header>
      </text:list>
      <text:p text:style-name="P2"><text:s/></text:p>
      <text:list xml:id="list34704995" text:style-name="L2">
        <text:list-item>
          <text:list>
            <text:list-item>
              <text:list>
                <text:list-item>
                  <text:list>
                    <text:list-item>
                      <text:list>
                        <text:list-item>
                          <text:list>
                            <text:list-item>
                              <text:list>
                                <text:list-item>
                                  <text:list>
                                    <text:list-item>
                                      <text:list>
                                        <text:list-item>
                                          <text:p text:style-name="P20"><draw:frame draw:style-name="fr2" draw:name="images3" text:anchor-type="paragraph" svg:width="14.66cm" svg:height="7.355cm" draw:z-index="2"><draw:image xlink:href="Pictures/200000090000394300001CBC41E4C798.svm" xlink:type="simple" xlink:show="embed" xlink:actuate="onLoad"/></draw:frame>Régler la consigne à 50%.</text:p>
                                        </text:list-item>
                                      </text:list>
                                    </text:list-item>
                                  </text:list>
                                </text:list-item>
                              </text:list>
                            </text:list-item>
                          </text:list>
                        </text:list-item>
                      </text:list>
                    </text:list-item>
                  </text:list>
                </text:list-item>
              </text:list>
            </text:list-item>
          </text:list>
        </text:list-item>
      </text:list>
      <text:list xml:id="list34687151" text:style-name="L3">
        <text:list-item>
          <text:p text:style-name="P16"><draw:frame draw:style-name="fr1" draw:name="images4" text:anchor-type="paragraph" svg:x="3.274cm" svg:y="0.212cm" svg:width="10.453cm" svg:height="0.767cm" draw:z-index="3"><draw:image xlink:href="Pictures/20000009000028D4000003003D8F13A2.svm" xlink:type="simple" xlink:show="embed" xlink:actuate="onLoad"/></draw:frame>Compte tenu de l’appareillage utilisé, déterminer le sens d’action du régulateur et le justifier.</text:p>
        </text:list-item>
      </text:list>
      <text:p text:style-name="P3">Quand on augmente la commande de la vanne, la vanne NO se ferme donc la mesure dans la bonbonne augmente donc le procédé est direct et il faut régler le régulateur avec une action inverse.</text:p>
      <text:p text:style-name="P3"/>
      <text:list xml:id="list34697283" text:style-name="L4">
        <text:list-item>
          <text:p text:style-name="P17">Régler le sens d'action du régulateur. On donnera le nom du paramètre modifié.</text:p>
        </text:list-item>
      </text:list>
      <text:p text:style-name="P6"/>
      <text:p text:style-name="P6"><draw:frame draw:style-name="fr1" draw:name="images5" text:anchor-type="paragraph" svg:x="4.214cm" svg:y="0.212cm" svg:width="8.204cm" svg:height="3.812cm" draw:z-index="4"><draw:image xlink:href="Pictures/200000090000200B00000EE37BCD1A7E.svm" xlink:type="simple" xlink:show="embed" xlink:actuate="onLoad"/></draw:frame></text:p>
      <text:p text:style-name="P6"/>
      <text:p text:style-name="P6"/>
      <text:p text:style-name="P6"/>
      <text:p text:style-name="P6"/>
      <text:p text:style-name="P6"/>
      <text:p text:style-name="P6"/>
      <text:p text:style-name="P6"/>
      <text:list xml:id="list34703954" text:style-name="L5">
        <text:list-item>
          <text:p text:style-name="P18"><text:soft-page-break/>Réaliser un échelon de commande (en boucle ouverte). La commande passera de 0 à 50%.</text:p>
        </text:list-item>
      </text:list>
      <text:p text:style-name="P6"><draw:frame draw:style-name="fr1" draw:name="images6" text:anchor-type="paragraph" svg:x="2.203cm" svg:y="0.847cm" svg:width="12.278cm" svg:height="5.664cm" draw:z-index="5"><draw:image xlink:href="Pictures/2000000900002FF60000161FA036568D.svm" xlink:type="simple" xlink:show="embed" xlink:actuate="onLoad"/></draw:frame></text:p>
      <text:p text:style-name="P5"/>
      <text:p text:style-name="P5">8.Le procédé est-il naturellement stable ou intégrateur ? Justifiez votre réponse. </text:p>
      <text:p text:style-name="P2"/>
      <text:p text:style-name="Standard">Le procédé est naturellement stable car quand la variation de la commende ce termine celle de la mesure ce termine aussi</text:p>
      <text:p text:style-name="P2"><draw:frame draw:style-name="fr2" draw:name="images7" text:anchor-type="paragraph" svg:width="15.575cm" svg:height="14.427cm" draw:z-index="6"><draw:image xlink:href="Pictures/2000018000003CD80000385A5FAA798C.svm" xlink:type="simple" xlink:show="embed" xlink:actuate="onLoad"/></draw:frame></text:p>
      <text:h text:style-name="P12" text:outline-level="1"><text:soft-page-break/>II. Réglage de la boucle</text:h>
      <text:p text:style-name="P14">Méthode par approches successives = Méthode du régleur</text:p>
      <text:p text:style-name="P7">[Remplacer les …. par votre réponse]</text:p>
      <text:p text:style-name="P9">Cette méthode s'applique-t-elle à un procédé naturellement stable ou instable ? Stable</text:p>
      <text:p text:style-name="P8">Doit-on se placer en Boucle Ouverte ou en Boucle Fermée ? Boucle fermée</text:p>
      <text:p text:style-name="P8">Donner l'ordre dans lequel on doit régler les actions P, I et D. P puis D ensuite I</text:p>
      <text:p text:style-name="P8"/>
      <text:p text:style-name="P8">Les courbes qui suivent représentent les réponses du système à un échelon de consigne <text:span text:style-name="T2">Δ</text:span>W.</text:p>
      <text:p text:style-name="P8">Le procédé admettant un léger dépassement la courbe épaisse est considérée comme correcte pour le réglage de l'action mise en oeuvre dans chacun des cas suivants.</text:p>
      <text:p text:style-name="P8">Le procédé admettant un léger dépassement la courbe épaisse est considérée comme correcte pour le réglage de l'action mise en oeuvre dans chacun des cas suivants. Uniquement pour le type de procédé que vous avez à étudier annotez chaque courbe fine en indiquant si le gain du régulateur A <text:s/>ou le temps d'intégrale Ti ou le temps de dérivée Td sont trop faibles ou trop forts.</text:p>
      <text:p text:style-name="P8"/>
      <text:p text:style-name="P8"/>
      <text:p text:style-name="P8"><draw:frame draw:style-name="fr1" draw:name="images8" text:anchor-type="paragraph" svg:x="0.669cm" svg:y="0.349cm" svg:width="15.663cm" svg:height="8.416cm" draw:z-index="16"><draw:image xlink:href="Pictures/2000000900003D30000020DFEC7420F0.svm" xlink:type="simple" xlink:show="embed" xlink:actuate="onLoad"/></draw:frame></text:p>
      <text:p text:style-name="P8"/>
      <text:p text:style-name="P8"/>
      <text:p text:style-name="P8"/>
      <text:p text:style-name="P8"/>
      <text:p text:style-name="P8"/>
      <text:p text:style-name="P8"><draw:frame draw:style-name="fr2" draw:name="images9" text:anchor-type="paragraph" svg:width="16.88cm" svg:height="10.956cm" draw:z-index="17"><draw:image xlink:href="Pictures/20000009000041F100002ACB8F82D0FA.svm" xlink:type="simple" xlink:show="embed" xlink:actuate="onLoad"/></draw:frame><text:soft-page-break/></text:p>
      <text:p text:style-name="P8"/>
      <text:p text:style-name="P11"><draw:frame draw:style-name="fr3" draw:name="images10" text:anchor-type="paragraph" svg:width="16.856cm" svg:height="10.506cm" draw:z-index="18"><draw:image xlink:href="Pictures/20000009000041D700002909A519C4B3.svm" xlink:type="simple" xlink:show="embed" xlink:actuate="onLoad"/></draw:frame></text:p>
      <text:p text:style-name="P11"/>
      <text:p text:style-name="P11"/>
      <text:p text:style-name="P11">Reglage de Xp : </text:p>
      <text:p text:style-name="P11"><draw:frame draw:style-name="fr3" draw:name="images12" text:anchor-type="paragraph" svg:width="11.061cm" svg:height="0.848cm" draw:z-index="10"><draw:image xlink:href="Pictures/20000009000029A80000039F32D07519.svm" xlink:type="simple" xlink:show="embed" xlink:actuate="onLoad"/></draw:frame><text:soft-page-break/></text:p>
      <text:p text:style-name="P11"><draw:frame draw:style-name="fr2" draw:name="images11" text:anchor-type="paragraph" svg:width="15.575cm" svg:height="14.427cm" draw:z-index="8"><draw:image xlink:href="Pictures/20000FC200003CD80000385A82344751.svm"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glage de Td : </text:p>
      <text:p text:style-name="P11"><text:soft-page-break/></text:p>
      <text:p text:style-name="P11"><draw:frame draw:style-name="fr3" draw:name="images14" text:anchor-type="paragraph" svg:width="10.98cm" svg:height="0.452cm" draw:z-index="12"><draw:image xlink:href="Pictures/2000000900002AE5000001C3025F6BD6.svm" xlink:type="simple" xlink:show="embed" xlink:actuate="onLoad"/></draw:frame></text:p>
      <text:p text:style-name="P11"/>
      <text:p text:style-name="P11"><draw:frame draw:style-name="fr2" draw:name="images13" text:anchor-type="paragraph" svg:width="15.575cm" svg:height="14.427cm" draw:z-index="11"><draw:image xlink:href="Pictures/2000104F00003CD80000385A2F30ECB3.svm"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églage de Ti :</text:p>
      <text:p text:style-name="P11"><text:soft-page-break/></text:p>
      <text:p text:style-name="P11"><draw:frame draw:style-name="fr3" draw:name="images15" text:anchor-type="paragraph" svg:width="10.689cm" svg:height="0.452cm" draw:z-index="13"><draw:image xlink:href="Pictures/20000009000029C2000001C39A316C97.svm" xlink:type="simple" xlink:show="embed" xlink:actuate="onLoad"/></draw:frame></text:p>
      <text:p text:style-name="P11"><draw:frame draw:style-name="fr2" draw:name="images16" text:anchor-type="paragraph" svg:width="15.575cm" svg:height="14.427cm" draw:z-index="14"><draw:image xlink:href="Pictures/200013B000003CD80000385A8BD1E131.svm" xlink:type="simple" xlink:show="embed" xlink:actuate="onLoad"/></draw:frame></text:p>
      <text:p text:style-name="P11"/>
      <text:p text:style-name="P11">2)</text:p>
      <text:p text:style-name="P11">A=100/xp = 100/100=1</text:p>
      <text:p text:style-name="P11"><draw:frame draw:style-name="fr3" draw:name="images17" text:anchor-type="paragraph" svg:width="4.711cm" svg:height="1.296cm" draw:z-index="15"><draw:image xlink:href="Pictures/200000090000126700000511F81AEDC4.svm" xlink:type="simple" xlink:show="embed" xlink:actuate="onLoad"/></draw:frame></text:p>
      <text:p text:style-name="P11"><draw:frame draw:style-name="fr4" draw:name="Objet1" text:anchor-type="as-char" svg:y="-0.702cm" svg:width="5.611cm" svg:height="0.997cm" draw:z-index="9"><draw:object xlink:href="./Object 2" xlink:type="simple" xlink:show="embed" xlink:actuate="onLoad"/><draw:image xlink:href="./ObjectReplacements/Object 2" xlink:type="simple" xlink:show="embed" xlink:actuate="onLoad"/><svg:desc>formule</svg:desc></draw:frame></text:p>
      <text:p text:style-name="P11"/>
      <text:p text:style-name="P11"/>
      <text:p text:style-name="P10"><draw:frame draw:style-name="fr5" draw:name="Objet2" text:anchor-type="as-char" svg:width="3.912cm" svg:height="0.997cm" draw:z-index="7"><draw:object xlink:href="./Object 1" xlink:type="simple" xlink:show="embed" xlink:actuate="onLoad"/><draw:image xlink:href="./ObjectReplacements/Object 1" xlink:type="simple" xlink:show="embed" xlink:actuate="onLoad"/><svg:desc>formu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ymbol" svg:font-family="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20-02-09T12:02:40.60</meta:creation-date>
    <dc:date>2020-02-09T14:48:05.98</dc:date>
    <meta:editing-duration>PT1H15M59S</meta:editing-duration>
    <meta:editing-cycles>5</meta:editing-cycles>
    <meta:generator>LibreOffice/3.3$Win32 LibreOffice_project/330m19$Build-202</meta:generator>
    <meta:document-statistic meta:table-count="0" meta:image-count="17" meta:object-count="2" meta:page-count="8" meta:paragraph-count="33" meta:word-count="375" meta:character-count="2186"/>
  </office:meta>
</office:document-meta>
</file>

<file path=Object 1/content.xml><?xml version="1.0" encoding="utf-8"?>
<math xmlns="http://www.w3.org/1998/Math/MathML">
  <semantics>
    <mrow>
      <mi>C</mi>
      <mrow>
        <mrow>
          <mo stretchy="false">(</mo>
          <mi>p</mi>
          <mo stretchy="false">)</mo>
        </mrow>
        <mo stretchy="false">=</mo>
        <mfrac>
          <mrow>
            <mrow>
              <mn>1</mn>
              <mo stretchy="false">+</mo>
              <mn>10p</mn>
            </mrow>
            <mo stretchy="false">+</mo>
            <mn>10p²</mn>
          </mrow>
          <mn>10p</mn>
        </mfrac>
      </mrow>
    </mrow>
    <annotation encoding="StarMath 5.0">C(p)= {1+10p+10p²} over {10p} </annotation>
  </semantics>
</math>
</file>

<file path=Object 2/content.xml><?xml version="1.0" encoding="utf-8"?>
<math xmlns="http://www.w3.org/1998/Math/MathML">
  <semantics>
    <mrow>
      <mi>C</mi>
      <mrow>
        <mrow>
          <mo stretchy="false">(</mo>
          <mi>p</mi>
          <mo stretchy="false">)</mo>
        </mrow>
        <mo stretchy="false">=</mo>
        <mrow>
          <mn>1</mn>
          <mo stretchy="false">∗</mo>
          <mfrac>
            <mrow>
              <mrow>
                <mn>1</mn>
                <mo stretchy="false">+</mo>
                <mrow>
                  <mn>10</mn>
                  <mo stretchy="false">∗</mo>
                  <mi>p</mi>
                </mrow>
              </mrow>
              <mo stretchy="false">+</mo>
              <mrow>
                <mrow>
                  <mn>10</mn>
                  <mo stretchy="false">∗</mo>
                  <mn>1</mn>
                </mrow>
                <mo stretchy="false">∗</mo>
                <mi mathvariant="italic">p²</mi>
              </mrow>
            </mrow>
            <mrow>
              <mn>10</mn>
              <mo stretchy="false">∗</mo>
              <mi>p</mi>
            </mrow>
          </mfrac>
        </mrow>
      </mrow>
    </mrow>
    <annotation encoding="StarMath 5.0">C(p)=1* {{1+10*p+10*1*p²} over {10*p} }
</annotation>
  </semantics>
</math>
</file>